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BSERVATIONS</text:p>
          </table:table-cell>
          <table:table-cell office:value-type="string" calcext:value-type="string">
            <text:p>DENSITY IN</text:p>
          </table:table-cell>
          <table:table-cell office:value-type="string" calcext:value-type="string">
            <text:p>DENSITY OUT</text:p>
          </table:table-cell>
          <table:table-cell office:value-type="string" calcext:value-type="string">
            <text:p>RATIO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COM.MICROSOFT.NORM.DIST([.C4];[.$A$1];[.$B$1];0)" office:value-type="float" office:value="0.0195521346987728" calcext:value-type="float">
            <text:p>0.0195521347</text:p>
          </table:table-cell>
          <table:table-cell table:formula="of:=COM.MICROSOFT.NORM.DIST([.C4];[.$A$2];[.$B$2];0)" office:value-type="float" office:value="0.00175283004935685" calcext:value-type="float">
            <text:p>0.00175283</text:p>
          </table:table-cell>
          <table:table-cell table:formula="of:=[.D4]/[.E4]" office:value-type="float" office:value="11.1546094876379" calcext:value-type="float">
            <text:p>11.1546094876</text:p>
          </table:table-cell>
          <table:table-cell table:formula="of:=[.D4]" office:value-type="float" office:value="0.0195521346987728" calcext:value-type="float">
            <text:p>0.0195521347</text:p>
          </table:table-cell>
          <table:table-cell table:formula="of:=[.E4]" office:value-type="float" office:value="0.00175283004935685" calcext:value-type="float">
            <text:p>0.00175283</text:p>
          </table:table-cell>
          <table:table-cell table:formula="of:=[.G4]/[.H4]" office:value-type="float" office:value="11.1546094876379" calcext:value-type="float">
            <text:p>11.1546094876</text:p>
          </table:table-cell>
          <table:table-cell table:formula="of:=[.G4]" office:value-type="float" office:value="0.0195521346987728" calcext:value-type="float">
            <text:p>0.0195521347</text:p>
          </table:table-cell>
          <table:table-cell table:formula="of:=[.H4]" office:value-type="float" office:value="0.00175283004935685" calcext:value-type="float">
            <text:p>0.00175283</text:p>
          </table:table-cell>
          <table:table-cell table:style-name="ce1" table:formula="of:=[.J4]/[.K4]" office:value-type="float" office:value="11.1546094876379" calcext:value-type="float">
            <text:p>11.1546094876</text:p>
          </table:table-cell>
          <table:table-cell table:formula="of:=[.K4]/[.J4]" office:value-type="float" office:value="0.0896490371185338" calcext:value-type="float">
            <text:p>0.0896490371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COM.MICROSOFT.NORM.DIST([.C5];[.$A$1];[.$B$1];0)" office:value-type="float" office:value="0.0190693907730262" calcext:value-type="float">
            <text:p>0.0190693908</text:p>
          </table:table-cell>
          <table:table-cell table:formula="of:=COM.MICROSOFT.NORM.DIST([.C5];[.$A$2];[.$B$2];0)" office:value-type="float" office:value="0.00283270377416012" calcext:value-type="float">
            <text:p>0.0028327038</text:p>
          </table:table-cell>
          <table:table-cell table:formula="of:=[.D5]/[.E5]" office:value-type="float" office:value="6.73186901750084" calcext:value-type="float">
            <text:p>6.7318690175</text:p>
          </table:table-cell>
          <table:table-cell table:formula="of:=[.D4]*[.D5]" office:value-type="float" office:value="0.000372847297017743" calcext:value-type="float">
            <text:p>0.0003728473</text:p>
          </table:table-cell>
          <table:table-cell table:formula="of:=[.E4]*[.E5]" office:value-type="float" office:value="0.00000496524829627443" calcext:value-type="float">
            <text:p>4.96524829627443E-06</text:p>
          </table:table-cell>
          <table:table-cell table:formula="of:=[.G5]/[.H5]" office:value-type="float" office:value="75.0913700121506" calcext:value-type="float">
            <text:p>75.0913700122</text:p>
          </table:table-cell>
          <table:table-cell table:formula="of:=[.D4]*[.D5]" office:value-type="float" office:value="0.000372847297017743" calcext:value-type="float">
            <text:p>0.0003728473</text:p>
          </table:table-cell>
          <table:table-cell table:formula="of:=[.E4]*[.E5]" office:value-type="float" office:value="0.00000496524829627443" calcext:value-type="float">
            <text:p>4.96524829627443E-06</text:p>
          </table:table-cell>
          <table:table-cell table:style-name="ce1" table:formula="of:=[.J5]/[.K5]" office:value-type="float" office:value="75.0913700121506" calcext:value-type="float">
            <text:p>75.0913700122</text:p>
          </table:table-cell>
          <table:table-cell table:formula="of:=[.K5]/[.J5]" office:value-type="float" office:value="0.0133171095405263" calcext:value-type="float">
            <text:p>0.0133171095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COM.MICROSOFT.NORM.DIST([.C6];[.$A$1];[.$B$1];0)" office:value-type="float" office:value="0.00697152832226801" calcext:value-type="float">
            <text:p>0.0069715283</text:p>
          </table:table-cell>
          <table:table-cell table:formula="of:=COM.MICROSOFT.NORM.DIST([.C6];[.$A$2];[.$B$2];0)" office:value-type="float" office:value="0.0398942280401433" calcext:value-type="float">
            <text:p>0.039894228</text:p>
          </table:table-cell>
          <table:table-cell table:formula="of:=[.D6]/[.E6]" office:value-type="float" office:value="0.174750300099878" calcext:value-type="float">
            <text:p>0.1747503001</text:p>
          </table:table-cell>
          <table:table-cell table:formula="of:=[.G5]*[.D6]" office:value-type="float" office:value="0.00000259931549104027" calcext:value-type="float">
            <text:p>2.59931549104027E-06</text:p>
          </table:table-cell>
          <table:table-cell table:formula="of:=[.H5]*[.E6]" office:value-type="float" office:value="0.000000198084747807505" calcext:value-type="float">
            <text:p>1.98084747807505E-07</text:p>
          </table:table-cell>
          <table:table-cell table:formula="of:=[.G6]/[.H6]" office:value-type="float" office:value="13.1222394445343" calcext:value-type="float">
            <text:p>13.1222394445</text:p>
          </table:table-cell>
          <table:table-cell table:formula="of:=[.D4]*[.D5]*[.D6]" office:value-type="float" office:value="0.00000259931549104027" calcext:value-type="float">
            <text:p>2.59931549104027E-06</text:p>
          </table:table-cell>
          <table:table-cell table:formula="of:=[.E4]*[.E5]*[.E6]" office:value-type="float" office:value="0.000000198084747807505" calcext:value-type="float">
            <text:p>1.98084747807505E-07</text:p>
          </table:table-cell>
          <table:table-cell table:style-name="ce1" table:formula="of:=[.J6]/[.K6]" office:value-type="float" office:value="13.1222394445343" calcext:value-type="float">
            <text:p>13.1222394445</text:p>
          </table:table-cell>
          <table:table-cell table:formula="of:=[.K6]/[.J6]" office:value-type="float" office:value="0.07620650455487" calcext:value-type="float">
            <text:p>0.0762065046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COM.MICROSOFT.NORM.DIST([.C7];[.$A$1];[.$B$1];0)" office:value-type="float" office:value="0.00748637328178724" calcext:value-type="float">
            <text:p>0.0074863733</text:p>
          </table:table-cell>
          <table:table-cell table:formula="of:=COM.MICROSOFT.NORM.DIST([.C7];[.$A$2];[.$B$2];0)" office:value-type="float" office:value="0.0396952547477012" calcext:value-type="float">
            <text:p>0.0396952547</text:p>
          </table:table-cell>
          <table:table-cell table:formula="of:=[.D7]/[.E7]" office:value-type="float" office:value="0.188596176781578" calcext:value-type="float">
            <text:p>0.1885961768</text:p>
          </table:table-cell>
          <table:table-cell table:formula="of:=[.G6]*[.D7]" office:value-type="float" office:value="0.0000000194594460430596" calcext:value-type="float">
            <text:p>1.94594460430596E-08</text:p>
          </table:table-cell>
          <table:table-cell table:formula="of:=[.H6]*[.E7]" office:value-type="float" office:value="0.00000000786302452585305" calcext:value-type="float">
            <text:p>7.86302452585305E-09</text:p>
          </table:table-cell>
          <table:table-cell table:formula="of:=[.G7]/[.H7]" office:value-type="float" office:value="2.4748041900516" calcext:value-type="float">
            <text:p>2.4748041901</text:p>
          </table:table-cell>
          <table:table-cell table:formula="of:=[.D4]*[.D5]*[.D6]*[.D7]" office:value-type="float" office:value="0.0000000194594460430596" calcext:value-type="float">
            <text:p>1.94594460430596E-08</text:p>
          </table:table-cell>
          <table:table-cell table:formula="of:=[.E4]*[.E5]*[.E6]*[.E7]" office:value-type="float" office:value="0.00000000786302452585305" calcext:value-type="float">
            <text:p>7.86302452585305E-09</text:p>
          </table:table-cell>
          <table:table-cell table:style-name="ce1" table:formula="of:=[.J7]/[.K7]" office:value-type="float" office:value="2.4748041900516" calcext:value-type="float">
            <text:p>2.4748041901</text:p>
          </table:table-cell>
          <table:table-cell table:formula="of:=[.K7]/[.J7]" office:value-type="float" office:value="0.404072372278936" calcext:value-type="float">
            <text:p>0.4040723723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COM.MICROSOFT.NORM.DIST([.C8];[.$A$1];[.$B$1];0)" office:value-type="float" office:value="0.0184135070151662" calcext:value-type="float">
            <text:p>0.018413507</text:p>
          </table:table-cell>
          <table:table-cell table:formula="of:=COM.MICROSOFT.NORM.DIST([.C8];[.$A$2];[.$B$2];0)" office:value-type="float" office:value="0.00439835959804272" calcext:value-type="float">
            <text:p>0.0043983596</text:p>
          </table:table-cell>
          <table:table-cell table:formula="of:=[.D8]/[.E8]" office:value-type="float" office:value="4.18644874406363" calcext:value-type="float">
            <text:p>4.1864487441</text:p>
          </table:table-cell>
          <table:table-cell table:formula="of:=[.G7]*[.D8]" office:value-type="float" office:value="0.000000000358316646225125" calcext:value-type="float">
            <text:p>3.58316646225125E-10</text:p>
          </table:table-cell>
          <table:table-cell table:formula="of:=[.H7]*[.E8]" office:value-type="float" office:value="0.000000000034584409392931" calcext:value-type="float">
            <text:p>3.4584409392931E-11</text:p>
          </table:table-cell>
          <table:table-cell table:formula="of:=[.G8]/[.H8]" office:value-type="float" office:value="10.3606408932449" calcext:value-type="float">
            <text:p>10.3606408932</text:p>
          </table:table-cell>
          <table:table-cell table:formula="of:=[.D5]*[.D6]*[.D7]*[.D8]" office:value-type="float" office:value="0.0000000183262161265499" calcext:value-type="float">
            <text:p>1.83262161265499E-08</text:p>
          </table:table-cell>
          <table:table-cell table:formula="of:=[.E5]*[.E6]*[.E7]*[.E8]" office:value-type="float" office:value="0.0000000197306118785565" calcext:value-type="float">
            <text:p>1.97306118785565E-08</text:p>
          </table:table-cell>
          <table:table-cell table:style-name="ce1" table:formula="of:=[.J8]/[.K8]" office:value-type="float" office:value="0.928821480010313" calcext:value-type="float">
            <text:p>0.92882148</text:p>
          </table:table-cell>
          <table:table-cell table:formula="of:=[.K8]/[.J8]" office:value-type="float" office:value="1.07663315450984" calcext:value-type="float">
            <text:p>1.0766331545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COM.MICROSOFT.NORM.DIST([.C9];[.$A$1];[.$B$1];0)" office:value-type="float" office:value="0.0195521346987728" calcext:value-type="float">
            <text:p>0.0195521347</text:p>
          </table:table-cell>
          <table:table-cell table:formula="of:=COM.MICROSOFT.NORM.DIST([.C9];[.$A$2];[.$B$2];0)" office:value-type="float" office:value="0.00175283004935685" calcext:value-type="float">
            <text:p>0.00175283</text:p>
          </table:table-cell>
          <table:table-cell table:formula="of:=[.D9]/[.E9]" office:value-type="float" office:value="11.1546094876379" calcext:value-type="float">
            <text:p>11.1546094876</text:p>
          </table:table-cell>
          <table:table-cell table:formula="of:=[.D5]*[.D6]*[.D7]*[.D8]*[.D9]" office:value-type="float" office:value="0.000000000358316646225125" calcext:value-type="float">
            <text:p>3.58316646225125E-10</text:p>
          </table:table-cell>
          <table:table-cell table:formula="of:=[.E5]*[.E6]*[.E7]*[.E8]*[.E9]" office:value-type="float" office:value="0.0000000000345844093929311" calcext:value-type="float">
            <text:p>3.45844093929311E-11</text:p>
          </table:table-cell>
          <table:table-cell table:formula="of:=[.G9]/[.H9]" office:value-type="float" office:value="10.3606408932449" calcext:value-type="float">
            <text:p>10.3606408932</text:p>
          </table:table-cell>
          <table:table-cell table:formula="of:=[.D6]*[.D7]*[.D8]*[.D9]" office:value-type="float" office:value="0.0000000187901464965502" calcext:value-type="float">
            <text:p>1.87901464965502E-08</text:p>
          </table:table-cell>
          <table:table-cell table:formula="of:=[.E6]*[.E7]*[.E8]*[.E9]" office:value-type="float" office:value="0.0000000122089749406237" calcext:value-type="float">
            <text:p>1.22089749406237E-08</text:p>
          </table:table-cell>
          <table:table-cell table:style-name="ce1" table:formula="of:=[.J9]/[.K9]" office:value-type="float" office:value="1.53904374347011" calcext:value-type="float">
            <text:p>1.5390437435</text:p>
          </table:table-cell>
          <table:table-cell table:formula="of:=[.K9]/[.J9]" office:value-type="float" office:value="0.64975411143629" calcext:value-type="float">
            <text:p>0.6497541114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6:52:46.655447787</meta:creation-date>
    <dc:date>2017-02-18T20:44:01.497347817</dc:date>
    <meta:editing-duration>PT3H20M3S</meta:editing-duration>
    <meta:editing-cycles>2</meta:editing-cycles>
    <meta:generator>LibreOffice/5.1.4.2$Linux_X86_64 LibreOffice_project/10m0$Build-2</meta:generator>
    <meta:document-statistic meta:table-count="1" meta:cell-count="74" meta:object-count="0"/>
  </office:meta>
</office:document-meta>
</file>